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8.00pt"/>
    </style:style>
    <style:style style:name="P2" style:family="paragraph">
      <style:paragraph-properties fo:line-height="100.00%" fo:text-align="left" fo:margin-left="36.00pt" fo:text-indent="0.00pt" fo:margin-bottom="8.00pt"/>
    </style:style>
    <style:style style:name="P3" style:family="paragraph">
      <style:paragraph-properties fo:line-height="100.00%" fo:text-align="left" fo:margin-bottom="8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Yêu c</text:span><text:span text:style-name="T3">ầu m</text:span><text:span text:style-name="T4">àn hình chính : Hi</text:span><text:span text:style-name="T5">ển thị<text:s/></text:span><text:span text:style-name="T6">đ</text:span><text:span text:style-name="T7">ầy<text:s/></text:span><text:span text:style-name="T8">đ</text:span><text:span text:style-name="T9">ủ số ng</text:span><text:span text:style-name="T10">ày công c</text:span><text:span text:style-name="T11">ủa c</text:span><text:span text:style-name="T12">ông nhân, l</text:span><text:span text:style-name="T13">ương, ghi ch</text:span><text:span text:style-name="T14">ú theo t</text:span><text:span text:style-name="T15">ừng th</text:span><text:span text:style-name="T16">áng</text:span></text:p>
      <text:p text:style-name="P1"><text:span text:style-name="T17">Ch</text:span><text:span text:style-name="T18">ức n</text:span><text:span text:style-name="T19">ăng</text:span></text:p>
      <text:p text:style-name="P2"><text:span text:style-name="T20">2.1:<text:s/></text:span><text:span text:style-name="T21">Đăng nh</text:span><text:span text:style-name="T22">ập: </text:span></text:p>
      <text:p text:style-name="P2"><text:span text:style-name="T23">2.1.1:</text:span></text:p>
      <text:p text:style-name="P2"><text:span text:style-name="T23">Quy</text:span><text:span text:style-name="T24">ền<text:s/></text:span><text:span text:style-name="T25">–</text:span><text:span text:style-name="T26"><text:s/>Ch</text:span><text:span text:style-name="T27">ức n</text:span><text:span text:style-name="T28">ăng : </text:span></text:p>
      <text:p text:style-name="P2"><text:span text:style-name="T29">1-admin( ch</text:span><text:span text:style-name="T30">ủ doanh nghiệp) : Sửa, x</text:span><text:span text:style-name="T31">óa danh sách công nhân, l</text:span><text:span text:style-name="T32">ịch l</text:span><text:span text:style-name="T33">àm, l</text:span><text:span text:style-name="T34">ương ( thư</text:span><text:span text:style-name="T35">ởng, phạt)</text:span></text:p>
      <text:p text:style-name="P2"><text:span text:style-name="T36">2-T</text:span><text:span text:style-name="T37">ổ tr</text:span><text:span text:style-name="T38">ư</text:span><text:span text:style-name="T39">ởng: sửa, x</text:span><text:span text:style-name="T40">óa s</text:span><text:span text:style-name="T41">ố l</text:span><text:span text:style-name="T42">ư</text:span><text:span text:style-name="T43">ợng sản phẩm, ghi ch</text:span><text:span text:style-name="T44">ú th</text:span><text:span text:style-name="T45">ư</text:span><text:span text:style-name="T46">ởng phạt của c</text:span><text:span text:style-name="T47">ông nhân theo ngày</text:span></text:p>
      <text:p text:style-name="P2"><text:span text:style-name="T48">3-Công nhân: xem<text:s/></text:span><text:span text:style-name="T49">đư</text:span><text:span text:style-name="T50">ợc tổng số ng</text:span><text:span text:style-name="T51">ày công, l</text:span><text:span text:style-name="T52">ương, thư</text:span><text:span text:style-name="T53">ởng phạt theo th</text:span><text:span text:style-name="T54">áng</text:span></text:p>
      <text:p text:style-name="P2"><text:span text:style-name="T55">2.2:</text:span></text:p>
      <text:p text:style-name="P2"><text:span text:style-name="T56"/></text:p>
      <text:p text:style-name="P3"><text:span text:style-name="T57">Ghi chú</text:span></text:p>
      <text:p text:style-name="P3"><text:span text:style-name="T57">Thêm ghi chú th</text:span><text:span text:style-name="T58">ư</text:span><text:span text:style-name="T59">ởng phạt (<text:s/></text:span><text:span text:style-name="T60">đi mu</text:span><text:span text:style-name="T61">ộn phạt theo ph</text:span><text:span text:style-name="T62">út, th</text:span><text:span text:style-name="T63">ư</text:span><text:span text:style-name="T64">ởng theo sản phẩm v</text:span><text:span text:style-name="T65">ư</text:span><text:span text:style-name="T66">ợt doanh số)</text:span></text:p>
      <text:p text:style-name="P3"><text:span text:style-name="T67">Ghi chú ngh</text:span><text:span text:style-name="T68">ỉ ph</text:span><text:span text:style-name="T69">ép </text:span></text:p>
      <text:p text:style-name="P4"><text:span text:style-name="T70"/></text:p>
      <text:p text:style-name="P4"><text:span text:style-name="T70"/></text:p>
      <text:p text:style-name="P4"><text:span text:style-name="T71">1. Nghi</text:span><text:span text:style-name="T72">ệp vụ chấm c</text:span><text:span text:style-name="T73">ông</text:span></text:p>
      <text:p text:style-name="P4"><text:span text:style-name="T74"/></text:p>
      <text:p text:style-name="P4"><text:span text:style-name="T74"/></text:p>
      <text:p text:style-name="P4"><text:span text:style-name="T75">Nghi</text:span><text:span text:style-name="T76">ệp vụ chấm c</text:span><text:span text:style-name="T77">ông ca hành chính:</text:span></text:p>
      <text:p text:style-name="P4"><text:span text:style-name="T78"/></text:p>
      <text:p text:style-name="P4"><text:span text:style-name="T79">Nhân viên làm gi</text:span><text:span text:style-name="T80">ờ h</text:span><text:span text:style-name="T81">ành chính, th</text:span><text:span text:style-name="T82">ỉnh thoảng l</text:span><text:span text:style-name="T83">àm thêm gi</text:span><text:span text:style-name="T84">ờ.</text:span></text:p>
      <text:p text:style-name="P4"><text:span text:style-name="T85">Th</text:span><text:span text:style-name="T86">ư</text:span><text:span text:style-name="T87">ờng gặp ở bộ phận v</text:span><text:span text:style-name="T88">ăn ph</text:span><text:span text:style-name="T89">òng c</text:span><text:span text:style-name="T90">ủa tất cả c</text:span><text:span text:style-name="T91">ác<text:s/></text:span><text:span text:style-name="T92">đơn v</text:span><text:span text:style-name="T93">ị.</text:span></text:p>
      <text:p text:style-name="P4"><text:span text:style-name="T94">Nghi</text:span><text:span text:style-name="T95">ệp vụ chấm c</text:span><text:span text:style-name="T96">ông ca kíp luân phiên:</text:span></text:p>
      <text:p text:style-name="P4"><text:span text:style-name="T97"/></text:p>
      <text:p text:style-name="P4"><text:span text:style-name="T98">Nhân viên làm vi</text:span><text:span text:style-name="T99">ệc theo ca k</text:span><text:span text:style-name="T100">íp và có<text:s/></text:span><text:span text:style-name="T101">đ</text:span><text:span text:style-name="T102">ổi ca</text:span></text:p>
      <text:p text:style-name="P4"><text:span text:style-name="T103">Th</text:span><text:span text:style-name="T104">ư</text:span><text:span text:style-name="T105">ờng gặp ở bộ phận sản xuất c</text:span><text:span text:style-name="T106">ông ty s</text:span><text:span text:style-name="T107">ản xuất may mặc,<text:s/></text:span><text:span text:style-name="T108">đi</text:span><text:span text:style-name="T109">ện tử, nh</text:span><text:span text:style-name="T110">ân viên ph</text:span><text:span text:style-name="T111">ục vụ nh</text:span><text:span text:style-name="T112">à hàng, c</text:span><text:span text:style-name="T113">ửa h</text:span><text:span text:style-name="T114">àng bán l</text:span><text:span text:style-name="T115">ẻ, rạp chiếu phim,…</text:span></text:p>
      <text:p text:style-name="P4"><text:span text:style-name="T116">Ngoài ra, còn m</text:span><text:span text:style-name="T117">ột m</text:span><text:span text:style-name="T118">ô hình ch</text:span><text:span text:style-name="T119">ấm c</text:span><text:span text:style-name="T120">ông<text:s/></text:span><text:span text:style-name="T121">đang ph</text:span><text:span text:style-name="T122">át tri</text:span><text:span text:style-name="T123">ển kh</text:span><text:span text:style-name="T124">ác là ch</text:span><text:span text:style-name="T125">ấm c</text:span><text:span text:style-name="T126">ông theo gi</text:span><text:span text:style-name="T127">ờ linh hoạt:</text:span></text:p>
      <text:p text:style-name="P4"><text:span text:style-name="T128"/></text:p>
      <text:p text:style-name="P4"><text:span text:style-name="T129">Nhân viên làm vi</text:span><text:span text:style-name="T130">ệc linh<text:s/></text:span><text:span text:style-name="T131">đ</text:span><text:span text:style-name="T132">ộng, kh</text:span><text:span text:style-name="T133">ông c</text:span><text:span text:style-name="T134">ần theo khung giờ cố<text:s/></text:span><text:span text:style-name="T135">đ</text:span><text:span text:style-name="T136">ịnh</text:span></text:p>
      <text:p text:style-name="P4"><text:span text:style-name="T137">Th</text:span><text:span text:style-name="T138">ư</text:span><text:span text:style-name="T139">ờng gặp ở nh</text:span><text:span text:style-name="T140">ân viên d</text:span><text:span text:style-name="T141">ịch vụ sửa chữa m</text:span><text:span text:style-name="T142">áy tính, nhân viên ph</text:span><text:span text:style-name="T143">ục vụ nh</text:span><text:span text:style-name="T144">à hàng, r</text:span><text:span text:style-name="T145">ạp chiếu phim, …</text:span></text:p>
      <text:p text:style-name="P4"><text:span text:style-name="T146">B</text:span><text:span text:style-name="T147">ảng chấm c</text:span><text:span text:style-name="T148">ông hàng ngày/hàng tháng<text:s/></text:span><text:span text:style-name="T149">đư</text:span><text:span text:style-name="T150">ợc lập dựa tr</text:span><text:span text:style-name="T151">ên các y</text:span><text:span text:style-name="T152">ếu tố sau:</text:span></text:p>
      <text:p text:style-name="P4"><text:span text:style-name="T153"/></text:p>
      <text:p text:style-name="P4"><text:span text:style-name="T154">–</text:span><text:span text:style-name="T155"><text:s/>Th</text:span><text:span text:style-name="T156">ời gian ng</text:span><text:span text:style-name="T157">ư</text:span><text:span text:style-name="T158">ời lao<text:s/></text:span><text:span text:style-name="T159">đ</text:span><text:span text:style-name="T160">ộng c</text:span><text:span text:style-name="T161">ó<text:s/></text:span><text:span text:style-name="T162">đi l</text:span><text:span text:style-name="T163">àm:<text:s/></text:span><text:span text:style-name="T164">đư</text:span><text:span text:style-name="T165">ợc ghi nhận thủ c</text:span><text:span text:style-name="T166">ông ho</text:span><text:span text:style-name="T167">ặc bằng thiết bị chấm c</text:span><text:span text:style-name="T168">ông, d</text:span><text:span text:style-name="T169">ựa tr</text:span><text:span text:style-name="T170">ên quy<text:s/></text:span><text:span text:style-name="T171">đ</text:span><text:span text:style-name="T172">ịnh ph</text:span><text:span text:style-name="T173">ân ca, quy<text:s/></text:span><text:span text:style-name="T174">đ</text:span><text:span text:style-name="T175">ịnh l</text:span><text:span text:style-name="T176">àm thêm,<text:s/></text:span><text:span text:style-name="T177">đi mu</text:span><text:span text:style-name="T178">ộn về sớm,…</text:span></text:p>
      <text:p text:style-name="P4"><text:span text:style-name="T179"/></text:p>
      <text:p text:style-name="P4"><text:span text:style-name="T180">–</text:span><text:span text:style-name="T181"><text:s/>Th</text:span><text:span text:style-name="T182">ời gian ng</text:span><text:span text:style-name="T183">ư</text:span><text:span text:style-name="T184">ời lao<text:s/></text:span><text:span text:style-name="T185">đ</text:span><text:span text:style-name="T186">ộng vắng mặt, bao gồm:</text:span></text:p>
      <text:p text:style-name="P4"><text:span text:style-name="T187"/></text:p>
      <text:p text:style-name="P4"><text:span text:style-name="T188">Đi c</text:span><text:span text:style-name="T189">ông tác:<text:s/></text:span><text:span text:style-name="T190">Đư</text:span><text:span text:style-name="T191">ợc ghi nhận bằng<text:s/></text:span><text:span text:style-name="T192">đơn c</text:span><text:span text:style-name="T193">ông tác.</text:span></text:p>
      <text:p text:style-name="P4"><text:span text:style-name="T194">Ngh</text:span><text:span text:style-name="T195">ỉ ph</text:span><text:span text:style-name="T196">ép/ngh</text:span><text:span text:style-name="T197">ỉ thai sản/nghỉ ốm:<text:s/></text:span><text:span text:style-name="T198">Đư</text:span><text:span text:style-name="T199">ợc ghi nhận bằng<text:s/></text:span><text:span text:style-name="T200">đơn xin ngh</text:span><text:span text:style-name="T201">ỉ hoặc kh</text:span><text:span text:style-name="T202">ông có thông tin<text:s/></text:span><text:span text:style-name="T203">đi l</text:span><text:span text:style-name="T204">àm thì xác<text:s/></text:span><text:span text:style-name="T205">đ</text:span><text:span text:style-name="T206">ịnh l</text:span><text:span text:style-name="T207">à ngh</text:span><text:span text:style-name="T208">ỉ.</text:span></text:p>
      <text:p text:style-name="P4"><text:span text:style-name="T209">Ngh</text:span><text:span text:style-name="T210">ỉ lễ tết: Theo quy<text:s/></text:span><text:span text:style-name="T211">đ</text:span><text:span text:style-name="T212">ịnh của nh</text:span><text:span text:style-name="T213">à n</text:span><text:span text:style-name="T214">ư</text:span><text:span text:style-name="T215">ớc v</text:span><text:span text:style-name="T216">à doanh nghi</text:span><text:span text:style-name="T217">ệp.</text:span></text:p>
      <text:p text:style-name="P4"><text:span text:style-name="T218">1.1. Mô hình ch</text:span><text:span text:style-name="T219">ấm c</text:span><text:span text:style-name="T220">ông hành chính:</text:span></text:p>
      <text:p text:style-name="P4"><text:span text:style-name="T221">Đ</text:span><text:span text:style-name="T222">ặc<text:s/></text:span><text:span text:style-name="T223">đi</text:span><text:span text:style-name="T224">ểm của m</text:span><text:span text:style-name="T225">ô hình ch</text:span><text:span text:style-name="T226">ấm c</text:span><text:span text:style-name="T227">ông hành chính là:</text:span></text:p>
      <text:p text:style-name="P4"><text:span text:style-name="T228"/></text:p>
      <text:p text:style-name="P4"><text:span text:style-name="T229">V</text:span><text:span text:style-name="T230">ề thời gian l</text:span><text:span text:style-name="T231">àm vi</text:span><text:span text:style-name="T232">ệc: </text:span></text:p>
      <text:p text:style-name="P4"><text:span text:style-name="T233"/></text:p>
      <text:p text:style-name="P4"><text:span text:style-name="T234">Thông th</text:span><text:span text:style-name="T235">ư</text:span><text:span text:style-name="T236">ờng 8h<text:s/></text:span><text:span text:style-name="T237">–</text:span><text:span text:style-name="T238"><text:s/>17h30, ngh</text:span><text:span text:style-name="T239">ỉ tr</text:span><text:span text:style-name="T240">ưa 12h- 13h30.</text:span></text:p>
      <text:p text:style-name="P4"><text:span text:style-name="T241">Làm vi</text:span><text:span text:style-name="T242">ệc từ thứ 2<text:s/></text:span><text:span text:style-name="T243">đ</text:span><text:span text:style-name="T244">ến thứ 6 hoặc từ thứ 2<text:s/></text:span><text:span text:style-name="T245">đ</text:span><text:span text:style-name="T246">ến s</text:span><text:span text:style-name="T247">áng th</text:span><text:span text:style-name="T248">ứ 7 hoặc thứ 7 l</text:span><text:span text:style-name="T249">àm cách tu</text:span><text:span text:style-name="T250">ần.</text:span></text:p>
      <text:p text:style-name="P4"><text:span text:style-name="T251">Có th</text:span><text:span text:style-name="T252">ể c</text:span><text:span text:style-name="T253">ó làm thêm gi</text:span><text:span text:style-name="T254">ờ (t</text:span><text:span text:style-name="T255">ùy b</text:span><text:span text:style-name="T256">ộ phận).</text:span></text:p>
      <text:p text:style-name="P4"><text:span text:style-name="T257">V</text:span><text:span text:style-name="T258">ề<text:s/></text:span><text:span text:style-name="T259">đ</text:span><text:span text:style-name="T260">ịa<text:s/></text:span><text:span text:style-name="T261">đi</text:span><text:span text:style-name="T262">ểm l</text:span><text:span text:style-name="T263">àm vi</text:span><text:span text:style-name="T264">ệc:</text:span></text:p>
      <text:p text:style-name="P4"><text:span text:style-name="T265"/></text:p>
      <text:p text:style-name="P4"><text:span text:style-name="T266">Đ</text:span><text:span text:style-name="T267">ịa<text:s/></text:span><text:span text:style-name="T268">đi</text:span><text:span text:style-name="T269">ểm l</text:span><text:span text:style-name="T270">àm vi</text:span><text:span text:style-name="T271">ệc th</text:span><text:span text:style-name="T272">ư</text:span><text:span text:style-name="T273">ờng cố<text:s/></text:span><text:span text:style-name="T274">đ</text:span><text:span text:style-name="T275">ịnh,<text:s/></text:span><text:span text:style-name="T276">ít di chuy</text:span><text:span text:style-name="T277">ển.</text:span></text:p>
      <text:p text:style-name="P4"><text:span text:style-name="T278">Thông th</text:span><text:span text:style-name="T279">ư</text:span><text:span text:style-name="T280">ờng l</text:span><text:span text:style-name="T281">àm vi</text:span><text:span text:style-name="T282">ệc tại v</text:span><text:span text:style-name="T283">ăn ph</text:span><text:span text:style-name="T284">òng.</text:span></text:p>
      <text:p text:style-name="P4"><text:span text:style-name="T285">Riêng b</text:span><text:span text:style-name="T286">ộ phận kinh doanh c</text:span><text:span text:style-name="T287">ó th</text:span><text:span text:style-name="T288">ể phải l</text:span><text:span text:style-name="T289">àm vi</text:span><text:span text:style-name="T290">ệc b</text:span><text:span text:style-name="T291">ên ngoài th</text:span><text:span text:style-name="T292">ị tr</text:span><text:span text:style-name="T293">ư</text:span><text:span text:style-name="T294">ờng.</text:span></text:p>
      <text:p text:style-name="P4"><text:span text:style-name="T295">Lu</text:span><text:span text:style-name="T296">ồng nghiệp vụ chấm c</text:span><text:span text:style-name="T297">ông cho mô hình ch</text:span><text:span text:style-name="T298">ấm c</text:span><text:span text:style-name="T299">ông hành chính<text:s/></text:span><text:span text:style-name="T300">đư</text:span><text:span text:style-name="T301">ợc minh họa trong h</text:span><text:span text:style-name="T302">ình d</text:span><text:span text:style-name="T303">ư</text:span><text:span text:style-name="T304">ới<text:s/></text:span><text:span text:style-name="T305">đ</text:span><text:span text:style-name="T306">ây:</text:span></text:p>
      <text:p text:style-name="P4"><text:span text:style-name="T307"/></text:p>
      <text:p text:style-name="P4"><text:span text:style-name="T308"><text:s/></text:span></text:p>
      <text:p text:style-name="P4"><text:span text:style-name="T309"/></text:p>
      <text:p text:style-name="P5"><draw:frame text:anchor-type="as-char" svg:width="152.40mm" svg:height="80.65mm" style:rel-width="scale" style:rel-height="scale"><draw:object-ole xlink:href="OleObj1"/><draw:image xlink:href="ObjectReplacements/OleObj1"/></draw:frame><text:span text:style-name="T309"/></text:p>
      <text:p text:style-name="P6"><text:span text:style-name="T310">Mô hình ch</text:span><text:span text:style-name="T311">ấm c</text:span><text:span text:style-name="T312">ông hành chính</text:span></text:p>
      <text:p text:style-name="P6"><text:span text:style-name="T313">Lu</text:span><text:span text:style-name="T314">ồng nghiệp vụ chấm c</text:span><text:span text:style-name="T315">ông hành chính xu</text:span><text:span text:style-name="T316">ất ph</text:span><text:span text:style-name="T317">át t</text:span><text:span text:style-name="T318">ừ việc HR x</text:span><text:span text:style-name="T319">ây d</text:span><text:span text:style-name="T320">ựng quy<text:s/></text:span><text:span text:style-name="T321">đ</text:span><text:span text:style-name="T322">ịnh chấm c</text:span><text:span text:style-name="T323">ông cho toàn h</text:span><text:span text:style-name="T324">ệ thống c</text:span><text:span text:style-name="T325">ông ty. Sau khi ph</text:span><text:span text:style-name="T326">ổ biến cho nh</text:span><text:span text:style-name="T327">ân viên và th</text:span><text:span text:style-name="T328">ực hiện chấm c</text:span><text:span text:style-name="T329">ông chi ti</text:span><text:span text:style-name="T330">ết h</text:span><text:span text:style-name="T331">àng ngày, HR s</text:span><text:span text:style-name="T332">ẽ tổng hợp c</text:span><text:span text:style-name="T333">ông. Báo cáo t</text:span><text:span text:style-name="T334">ổng hợp c</text:span><text:span text:style-name="T335">ông c</text:span><text:span text:style-name="T336">ủa từng c</text:span><text:span text:style-name="T337">á nhân s</text:span><text:span text:style-name="T338">ẽ<text:s/></text:span><text:span text:style-name="T339">đư</text:span><text:span text:style-name="T340">ợc gửi cho nh</text:span><text:span text:style-name="T341">ân viên. Sau khi có xác nh</text:span><text:span text:style-name="T342">ận của nh</text:span><text:span text:style-name="T343">ân viên, HR s</text:span><text:span text:style-name="T344">ẽ thực hiện b</text:span><text:span text:style-name="T345">áo cáo công<text:s/></text:span><text:span text:style-name="T346">đ</text:span><text:span text:style-name="T347">ể t</text:span><text:span text:style-name="T348">ính l</text:span><text:span text:style-name="T349">ương v</text:span><text:span text:style-name="T350">à thanh toán cho ng</text:span><text:span text:style-name="T351">ư</text:span><text:span text:style-name="T352">ời lao<text:s/></text:span><text:span text:style-name="T353">đ</text:span><text:span text:style-name="T354">ộng.</text:span></text:p>
      <text:p text:style-name="P6"><text:span text:style-name="T355">N</text:span><text:span text:style-name="T356">ếu c</text:span><text:span text:style-name="T357">ó b</text:span><text:span text:style-name="T358">ất cứ ph</text:span><text:span text:style-name="T359">át sinh nào trong quá trình công tác: xin ngh</text:span><text:span text:style-name="T360">ỉ,<text:s/></text:span><text:span text:style-name="T361">đi c</text:span><text:span text:style-name="T362">ông tác, ngh</text:span><text:span text:style-name="T363">ỉ ph</text:span><text:span text:style-name="T364">ép,… Qu</text:span><text:span text:style-name="T365">ản l</text:span><text:span text:style-name="T366">ý s</text:span><text:span text:style-name="T367">ẽ duyệt<text:s/></text:span><text:span text:style-name="T368">đơn</text:span></text:p>
      <text:p text:style-name="P6"><text:span text:style-name="T369"/></text:p>
      <text:p text:style-name="P6"><text:span text:style-name="T370">1.1.1. Nghi</text:span><text:span text:style-name="T371">ệp vụ chấm c</text:span><text:span text:style-name="T372">ông hàng ngày</text:span></text:p>
      <text:p text:style-name="P6"><text:span text:style-name="T372">Hàng ngày, HR th</text:span><text:span text:style-name="T373">ực hiện chấm c</text:span><text:span text:style-name="T374">ông chi ti</text:span><text:span text:style-name="T375">ết v</text:span><text:span text:style-name="T376">à theo dõi nhân viên ngh</text:span><text:span text:style-name="T377">ỉ, nh</text:span><text:span text:style-name="T378">ân viên<text:s/></text:span><text:span text:style-name="T379">đi mu</text:span><text:span text:style-name="T380">ộn, về sớm,…c</text:span><text:span text:style-name="T381">ăn c</text:span><text:span text:style-name="T382">ứ v</text:span><text:span text:style-name="T383">ào d</text:span><text:span text:style-name="T384">ữ liệu chấm c</text:span><text:span text:style-name="T385">ông và các<text:s/></text:span><text:span text:style-name="T386">đơn xin ngh</text:span><text:span text:style-name="T387">ỉ,<text:s/></text:span><text:span text:style-name="T388">đi c</text:span><text:span text:style-name="T389">ông tác, làm thêm gi</text:span><text:span text:style-name="T390">ờ (nếu c</text:span><text:span text:style-name="T391">ó),…</text:span></text:p>
      <text:p text:style-name="P6"><text:span text:style-name="T392"/></text:p>
      <text:p text:style-name="P6"><text:span text:style-name="T393">Hàng ngày nhân viên th</text:span><text:span text:style-name="T394">ực hiện chấm c</text:span><text:span text:style-name="T395">ông thông qua công c</text:span><text:span text:style-name="T396">ụ chấm c</text:span><text:span text:style-name="T397">ông.</text:span></text:p>
      <text:p text:style-name="P6"><text:span text:style-name="T398">N</text:span><text:span text:style-name="T399">ếu nghỉ hoặc<text:s/></text:span><text:span text:style-name="T400">đi c</text:span><text:span text:style-name="T401">ông tác thì th</text:span><text:span text:style-name="T402">ực hiện lập<text:s/></text:span><text:span text:style-name="T403">đơn xin ngh</text:span><text:span text:style-name="T404">ỉ/<text:s/></text:span><text:span text:style-name="T405">đi c</text:span><text:span text:style-name="T406">ông tác<text:s/></text:span><text:span text:style-name="T407">đ</text:span><text:span text:style-name="T408">ể<text:s/></text:span><text:span text:style-name="T409">đư</text:span><text:span text:style-name="T410">ợc chấm c</text:span><text:span text:style-name="T411">ông.</text:span></text:p>
      <text:p text:style-name="P6"><text:span text:style-name="T412">N</text:span><text:span text:style-name="T413">ếu c</text:span><text:span text:style-name="T414">ó làm thêm gi</text:span><text:span text:style-name="T415">ờ th</text:span><text:span text:style-name="T416">ì c</text:span><text:span text:style-name="T417">ũng c</text:span><text:span text:style-name="T418">ần lập<text:s/></text:span><text:span text:style-name="T419">đơn đ</text:span><text:span text:style-name="T420">ề nghị l</text:span><text:span text:style-name="T421">àm thêm gi</text:span><text:span text:style-name="T422">ờ<text:s/></text:span><text:span text:style-name="T423">đ</text:span><text:span text:style-name="T424">ể<text:s/></text:span><text:span text:style-name="T425">đư</text:span><text:span text:style-name="T426">ợc chấm c</text:span><text:span text:style-name="T427">ông t</text:span><text:span text:style-name="T428">ăng ca.</text:span></text:p>
      <text:p text:style-name="P6"><text:span text:style-name="T429">Đ</text:span><text:span text:style-name="T430">ối với quản l</text:span><text:span text:style-name="T431">ý: Duy</text:span><text:span text:style-name="T432">ệt<text:s/></text:span><text:span text:style-name="T433">đơn xin ngh</text:span><text:span text:style-name="T434">ỉ,<text:s/></text:span><text:span text:style-name="T435">đơn đi c</text:span><text:span text:style-name="T436">ông tác và<text:s/></text:span><text:span text:style-name="T437">đ</text:span><text:span text:style-name="T438">ề nghị l</text:span><text:span text:style-name="T439">àm thêm cho nhân viên theo quy<text:s/></text:span><text:span text:style-name="T440">đ</text:span><text:span text:style-name="T441">ịnh.</text:span></text:p>
      <text:p text:style-name="P6"><text:span text:style-name="T442"/></text:p>
      <text:p text:style-name="P6"><text:span text:style-name="T443">1.1.2. Nghi</text:span><text:span text:style-name="T444">ệp vụ chấm c</text:span><text:span text:style-name="T445">ông cu</text:span><text:span text:style-name="T446">ối th</text:span><text:span text:style-name="T447">áng</text:span><text:span text:style-name="T448"/></text:p>
      <text:p text:style-name="P6"><text:span text:style-name="T449">T</text:span><text:span text:style-name="T450">ổng hợp c</text:span><text:span text:style-name="T451">ông theo ngày công cho nhân viên: phân bi</text:span><text:span text:style-name="T452">ệt c</text:span><text:span text:style-name="T453">ông ngày th</text:span><text:span text:style-name="T454">ư</text:span><text:span text:style-name="T455">ờng, ng</text:span><text:span text:style-name="T456">ày ngh</text:span><text:span text:style-name="T457">ỉ, ng</text:span><text:span text:style-name="T458">ày l</text:span><text:span text:style-name="T459">ễ v</text:span><text:span text:style-name="T460">à làm thêm gi</text:span><text:span text:style-name="T461">ờ ban ng</text:span><text:span text:style-name="T462">ày, ban<text:s/></text:span><text:span text:style-name="T463">đ</text:span><text:span text:style-name="T464">êm theo quy<text:s/></text:span><text:span text:style-name="T465">đ</text:span><text:span text:style-name="T466">ịnh nh</text:span><text:span text:style-name="T467">à n</text:span><text:span text:style-name="T468">ư</text:span><text:span text:style-name="T469">ớc.</text:span></text:p>
      <text:p text:style-name="P6"><text:span text:style-name="T470">Xác nh</text:span><text:span text:style-name="T471">ận c</text:span><text:span text:style-name="T472">ông v</text:span><text:span text:style-name="T473">ới nh</text:span><text:span text:style-name="T474">ân viên</text:span></text:p>
      <text:p text:style-name="P6"><text:span text:style-name="T475"/></text:p>
      <text:p text:style-name="P6"><text:span text:style-name="T476">1.1.3. Nghi</text:span><text:span text:style-name="T477">ệp vụ chấm c</text:span><text:span text:style-name="T478">ông phát sinh</text:span></text:p>
      <text:p text:style-name="P6"><text:span text:style-name="T479">Đ</text:span><text:span text:style-name="T480">ối với HR:</text:span></text:p>
      <text:p text:style-name="P6"><text:span text:style-name="T481"/></text:p>
      <text:p text:style-name="P6"><text:span text:style-name="T482">Tr</text:span><text:span text:style-name="T483">ư</text:span><text:span text:style-name="T484">ờng hợp nghỉ lễ HR tự chấm c</text:span><text:span text:style-name="T485">ông cho nhân viên theo quy<text:s/></text:span><text:span text:style-name="T486">đ</text:span><text:span text:style-name="T487">ịnh.</text:span></text:p>
      <text:p text:style-name="P6"><text:span text:style-name="T488">HR theo dõi tình hình ngh</text:span><text:span text:style-name="T489">ỉ ph</text:span><text:span text:style-name="T490">ép c</text:span><text:span text:style-name="T491">ủa nh</text:span><text:span text:style-name="T492">ân viên<text:s/></text:span><text:span text:style-name="T493">đ</text:span><text:span text:style-name="T494">ể kiểm tra việc duyệt<text:s/></text:span><text:span text:style-name="T495">đơn ho</text:span><text:span text:style-name="T496">ặc thanh to</text:span><text:span text:style-name="T497">án phép t</text:span><text:span text:style-name="T498">ồn bằng tiền.</text:span></text:p>
      <text:p text:style-name="P6"><text:span text:style-name="T499">HR báo cáo ch</text:span><text:span text:style-name="T500">ấm c</text:span><text:span text:style-name="T501">ông v</text:span><text:span text:style-name="T502">ới l</text:span><text:span text:style-name="T503">ãnh<text:s/></text:span><text:span text:style-name="T504">đ</text:span><text:span text:style-name="T505">ạo<text:s/></text:span><text:span text:style-name="T506">đ</text:span><text:span text:style-name="T507">ịnh kỳ hoặc khi c</text:span><text:span text:style-name="T508">ó yêu c</text:span><text:span text:style-name="T509">ầu.</text:span></text:p>
      <text:p text:style-name="P6"><text:span text:style-name="T510">Đ</text:span><text:span text:style-name="T511">ối với nh</text:span><text:span text:style-name="T512">ân viên: Tr</text:span><text:span text:style-name="T513">ư</text:span><text:span text:style-name="T514">ờng hợp nghỉ lễ nh</text:span><text:span text:style-name="T515">ân viên không c</text:span><text:span text:style-name="T516">ần chấm c</text:span><text:span text:style-name="T517">ông ho</text:span><text:span text:style-name="T518">ặc l</text:span><text:span text:style-name="T519">àm<text:s/></text:span><text:span text:style-name="T520">đơn.</text:span></text:p>
      <text:p text:style-name="P6"><text:span text:style-name="T521"/></text:p>
      <text:p text:style-name="P6"><text:span text:style-name="T522">1.2. Mô hình ch</text:span><text:span text:style-name="T523">ấm c</text:span><text:span text:style-name="T524">ông theo ca</text:span></text:p>
      <text:p text:style-name="P6"><text:span text:style-name="T525">Đ</text:span><text:span text:style-name="T526">ặc<text:s/></text:span><text:span text:style-name="T527">đi</text:span><text:span text:style-name="T528">ểm của m</text:span><text:span text:style-name="T529">ô hình ch</text:span><text:span text:style-name="T530">ấm c</text:span><text:span text:style-name="T531">ông hành chính là:</text:span></text:p>
      <text:p text:style-name="P6"><text:span text:style-name="T532"/></text:p>
      <text:p text:style-name="P6"><text:span text:style-name="T533">V</text:span><text:span text:style-name="T534">ề thời gian l</text:span><text:span text:style-name="T535">àm vi</text:span><text:span text:style-name="T536">ệc: </text:span></text:p>
      <text:p text:style-name="P6"><text:span text:style-name="T537"/></text:p>
      <text:p text:style-name="P6"><text:span text:style-name="T538">Th</text:span><text:span text:style-name="T539">ư</text:span><text:span text:style-name="T540">ờng c</text:span><text:span text:style-name="T541">ó 2 ca: 9h<text:s/></text:span><text:span text:style-name="T542">–</text:span><text:span text:style-name="T543"><text:s/>15h, 15h -21h (</text:span><text:span text:style-name="T544">đ</text:span><text:span text:style-name="T545">ối với bộ phận dịch vụ, b</text:span><text:span text:style-name="T546">án hàng). Ho</text:span><text:span text:style-name="T547">ặc 3 ca: 6h-14h, 14h-22h, 22h-6h h</text:span><text:span text:style-name="T548">ôm sau (</text:span><text:span text:style-name="T549">đ</text:span><text:span text:style-name="T550">ối với bộ phận sản xuất).</text:span></text:p>
      <text:p text:style-name="P6"><text:span text:style-name="T551">Làm vi</text:span><text:span text:style-name="T552">ệc kh</text:span><text:span text:style-name="T553">ông có ngày ngh</text:span><text:span text:style-name="T554">ỉ tuần cố<text:s/></text:span><text:span text:style-name="T555">đ</text:span><text:span text:style-name="T556">ịnh.</text:span></text:p>
      <text:p text:style-name="P6"><text:span text:style-name="T557">V</text:span><text:span text:style-name="T558">ề<text:s/></text:span><text:span text:style-name="T559">đ</text:span><text:span text:style-name="T560">ịa<text:s/></text:span><text:span text:style-name="T561">đi</text:span><text:span text:style-name="T562">ểm l</text:span><text:span text:style-name="T563">àm vi</text:span><text:span text:style-name="T564">ệc:<text:s/></text:span><text:span text:style-name="T565">Đ</text:span><text:span text:style-name="T566">ịa<text:s/></text:span><text:span text:style-name="T567">đi</text:span><text:span text:style-name="T568">ểm l</text:span><text:span text:style-name="T569">àm vi</text:span><text:span text:style-name="T570">ệc th</text:span><text:span text:style-name="T571">ư</text:span><text:span text:style-name="T572">ờng cố<text:s/></text:span><text:span text:style-name="T573">đ</text:span><text:span text:style-name="T574">ịnh,<text:s/></text:span><text:span text:style-name="T575">ít di chuy</text:span><text:span text:style-name="T576">ển.</text:span></text:p>
      <text:p text:style-name="P6"><text:span text:style-name="T577"/></text:p>
      <text:p text:style-name="P6"><text:span text:style-name="T578">Lu</text:span><text:span text:style-name="T579">ồng nghiệp vụ chấm c</text:span><text:span text:style-name="T580">ông cho mô hình ch</text:span><text:span text:style-name="T581">ấm c</text:span><text:span text:style-name="T582">ông theo ca<text:s/></text:span><text:span text:style-name="T583">đư</text:span><text:span text:style-name="T584">ợc minh họa trong h</text:span><text:span text:style-name="T585">ình d</text:span><text:span text:style-name="T586">ư</text:span><text:span text:style-name="T587">ới<text:s/></text:span><text:span text:style-name="T588">đ</text:span><text:span text:style-name="T589">ây:</text:span></text:p>
      <text:p text:style-name="P6"><text:span text:style-name="T590"/></text:p>
      <text:p text:style-name="P6"><text:span text:style-name="T590"/></text:p>
      <text:p text:style-name="P6"><text:span text:style-name="T591">Mô hình ch</text:span><text:span text:style-name="T592">ấm c</text:span><text:span text:style-name="T593">ông theo ca</text:span></text:p>
      <text:p text:style-name="P6"><text:span text:style-name="T594">Lu</text:span><text:span text:style-name="T595">ồng nghiệp vụ chấm c</text:span><text:span text:style-name="T596">ông theo ca c</text:span><text:span text:style-name="T597">ũng xu</text:span><text:span text:style-name="T598">ất ph</text:span><text:span text:style-name="T599">át t</text:span><text:span text:style-name="T600">ừ việc x</text:span><text:span text:style-name="T601">ây d</text:span><text:span text:style-name="T602">ựng quy tr</text:span><text:span text:style-name="T603">ình ch</text:span><text:span text:style-name="T604">ấm c</text:span><text:span text:style-name="T605">ông c</text:span><text:span text:style-name="T606">ủa HR. Sau<text:s/></text:span><text:span text:style-name="T607">đ</text:span><text:span text:style-name="T608">ó vi</text:span><text:span text:style-name="T609">ệc lập bảng ph</text:span><text:span text:style-name="T610">ân ca s</text:span><text:span text:style-name="T611">ẽ<text:s/></text:span><text:span text:style-name="T612">đư</text:span><text:span text:style-name="T613">ợc duyệt lại bởi cấp quản l</text:span><text:span text:style-name="T614">ý. Nh</text:span><text:span text:style-name="T615">ững quy tr</text:span><text:span text:style-name="T616">ình ti</text:span><text:span text:style-name="T617">ếp theo t</text:span><text:span text:style-name="T618">ương t</text:span><text:span text:style-name="T619">ự nh</text:span><text:span text:style-name="T620">ư lu</text:span><text:span text:style-name="T621">ồng nghiệp vụ chấm c</text:span><text:span text:style-name="T622">ông hành chính.</text:span></text:p>
      <text:p text:style-name="P6"><text:span text:style-name="T623"/></text:p>
      <text:p text:style-name="P6"><text:span text:style-name="T624">1.2.1. Nghi</text:span><text:span text:style-name="T625">ệp vụ chấm c</text:span><text:span text:style-name="T626">ông hàng ngày</text:span></text:p>
      <text:p text:style-name="P6"><text:span text:style-name="T627">Đ</text:span><text:span text:style-name="T628">ối với HR:</text:span></text:p>
      <text:p text:style-name="P6"><text:span text:style-name="T629"/></text:p>
      <text:p text:style-name="P6"><text:span text:style-name="T630">Theo dõi b</text:span><text:span text:style-name="T631">ảng ph</text:span><text:span text:style-name="T632">ân ca.</text:span></text:p>
      <text:p text:style-name="P6"><text:span text:style-name="T633">Theo dõi tình hình tuân th</text:span><text:span text:style-name="T634">ủ quy<text:s/></text:span><text:span text:style-name="T635">đ</text:span><text:span text:style-name="T636">ịnh về giờ giấc l</text:span><text:span text:style-name="T637">àm vi</text:span><text:span text:style-name="T638">ệc<text:s/></text:span><text:span text:style-name="T639">đ</text:span><text:span text:style-name="T640">ể c</text:span><text:span text:style-name="T641">ó nh</text:span><text:span text:style-name="T642">ắc nhở hoặc trừ l</text:span><text:span text:style-name="T643">ương.</text:span></text:p>
      <text:p text:style-name="P6"><text:span text:style-name="T644">HR theo dõi ngh</text:span><text:span text:style-name="T645">ỉ b</text:span><text:span text:style-name="T646">ù<text:s/></text:span><text:span text:style-name="T647">đ</text:span><text:span text:style-name="T648">ể kiểm so</text:span><text:span text:style-name="T649">át vi</text:span><text:span text:style-name="T650">ệc duyệt<text:s/></text:span><text:span text:style-name="T651">đơn ngh</text:span><text:span text:style-name="T652">ỉ b</text:span><text:span text:style-name="T653">ù t</text:span><text:span text:style-name="T654">ương t</text:span><text:span text:style-name="T655">ự nghỉ ph</text:span><text:span text:style-name="T656">ép.</text:span></text:p>
      <text:p text:style-name="P6"><text:span text:style-name="T657">Đ</text:span><text:span text:style-name="T658">ối với nh</text:span><text:span text:style-name="T659">ân viên:</text:span></text:p>
      <text:p text:style-name="P6"><text:span text:style-name="T660"/></text:p>
      <text:p text:style-name="P6"><text:span text:style-name="T661">Đ</text:span><text:span text:style-name="T662">ổi ca cho nhau khi c</text:span><text:span text:style-name="T663">ó vi</text:span><text:span text:style-name="T664">ệc<text:s/></text:span><text:span text:style-name="T665">đ</text:span><text:span text:style-name="T666">ột xuất nh</text:span><text:span text:style-name="T667">ưng kh</text:span><text:span text:style-name="T668">ông mu</text:span><text:span text:style-name="T669">ốn nghỉ l</text:span><text:span text:style-name="T670">àm.</text:span></text:p>
      <text:p text:style-name="P6"><text:span text:style-name="T671">M</text:span><text:span text:style-name="T672">ột số<text:s/></text:span><text:span text:style-name="T673">đơn v</text:span><text:span text:style-name="T674">ị kh</text:span><text:span text:style-name="T675">ông tính l</text:span><text:span text:style-name="T676">ương tăng ca m</text:span><text:span text:style-name="T677">à cho phép ngh</text:span><text:span text:style-name="T678">ỉ b</text:span><text:span text:style-name="T679">ù cho th</text:span><text:span text:style-name="T680">ời gian t</text:span><text:span text:style-name="T681">ăng ca, khi ngh</text:span><text:span text:style-name="T682">ỉ b</text:span><text:span text:style-name="T683">ù, nhân viên l</text:span><text:span text:style-name="T684">ập<text:s/></text:span><text:span text:style-name="T685">đơn xin ngh</text:span><text:span text:style-name="T686">ỉ b</text:span><text:span text:style-name="T687">ù<text:s/></text:span><text:span text:style-name="T688">đ</text:span><text:span text:style-name="T689">ể vẫn<text:s/></text:span><text:span text:style-name="T690">đư</text:span><text:span text:style-name="T691">ợc h</text:span><text:span text:style-name="T692">ư</text:span><text:span text:style-name="T693">ởng l</text:span><text:span text:style-name="T694">ương nh</text:span><text:span text:style-name="T695">ững ng</text:span><text:span text:style-name="T696">ày<text:s/></text:span><text:span text:style-name="T697">đ</text:span><text:span text:style-name="T698">ó.</text:span></text:p>
      <text:p text:style-name="P6"><text:span text:style-name="T699">Đ</text:span><text:span text:style-name="T700">ối với quản l</text:span><text:span text:style-name="T701">ý:<text:s/></text:span><text:span text:style-name="T702">Đ</text:span><text:span text:style-name="T703">ổi ca<text:s/></text:span><text:span text:style-name="T704">đ</text:span><text:span text:style-name="T705">ịnh kỳ (hay c</text:span><text:span text:style-name="T706">òn g</text:span><text:span text:style-name="T707">ọi l</text:span><text:span text:style-name="T708">à x</text:span><text:span text:style-name="T709">ếp ca l</text:span><text:span text:style-name="T710">àm vi</text:span><text:span text:style-name="T711">ệc) cho c</text:span><text:span text:style-name="T712">ác nhân viên ho</text:span><text:span text:style-name="T713">ặc c</text:span><text:span text:style-name="T714">ác b</text:span><text:span text:style-name="T715">ộ phận<text:s/></text:span><text:span text:style-name="T716">đ</text:span><text:span text:style-name="T717">ể<text:s/></text:span><text:span text:style-name="T718">đ</text:span><text:span text:style-name="T719">ảm bảo sức khỏe cho nh</text:span><text:span text:style-name="T720">ân viên nh</text:span><text:span text:style-name="T721">ưng v</text:span><text:span text:style-name="T722">ẫn<text:s/></text:span><text:span text:style-name="T723">đ</text:span><text:span text:style-name="T724">ủ nh</text:span><text:span text:style-name="T725">ân s</text:span><text:span text:style-name="T726">ự thực hiện hoạt<text:s/></text:span><text:span text:style-name="T727">đ</text:span><text:span text:style-name="T728">ộng sản xuất kinh doanh.</text:span></text:p>
      <text:p text:style-name="P6"><text:span text:style-name="T729"/></text:p>
      <text:p text:style-name="P6"><text:span text:style-name="T730">1.2.2. Nghi</text:span><text:span text:style-name="T731">ệp vụ chấm c</text:span><text:span text:style-name="T732">ông cu</text:span><text:span text:style-name="T733">ối th</text:span><text:span text:style-name="T734">áng</text:span></text:p>
      <text:p text:style-name="P6"><text:span text:style-name="T735">Đ</text:span><text:span text:style-name="T736">ối với HR: Tổng hợp c</text:span><text:span text:style-name="T737">ông theo ca cho nhân viên và phân bi</text:span><text:span text:style-name="T738">ệt ca ng</text:span><text:span text:style-name="T739">ày, ca<text:s/></text:span><text:span text:style-name="T740">đ</text:span><text:span text:style-name="T741">êm, ngày th</text:span><text:span text:style-name="T742">ư</text:span><text:span text:style-name="T743">ờng, ng</text:span><text:span text:style-name="T744">ày l</text:span><text:span text:style-name="T745">ễ<text:s/></text:span><text:span text:style-name="T746">đ</text:span><text:span text:style-name="T747">ể phục vụ t</text:span><text:span text:style-name="T748">ính l</text:span><text:span text:style-name="T749">ương theo quy đ</text:span><text:span text:style-name="T750">ịnh của nh</text:span><text:span text:style-name="T751">à n</text:span><text:span text:style-name="T752">ư</text:span><text:span text:style-name="T753">ớc.</text:span><text:span text:style-name="T75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